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f01" officeooo:paragraph-rsid="00083f01"/>
    </style:style>
    <style:style style:name="P2" style:family="paragraph" style:parent-style-name="Standard">
      <style:text-properties officeooo:rsid="000939b6" officeooo:paragraph-rsid="000939b6"/>
    </style:style>
    <style:style style:name="P3" style:family="paragraph" style:parent-style-name="Standard">
      <style:text-properties officeooo:rsid="000a6c44" officeooo:paragraph-rsid="000a6c44"/>
    </style:style>
    <style:style style:name="T1" style:family="text">
      <style:text-properties officeooo:rsid="00083f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грамма HTTP</text:p>
      <text:p text:style-name="P1">Включает в себя приложения Client и Server</text:p>
      <text:p text:style-name="P1"/>
      <text:p text:style-name="P1"><text:bookmark-start text:name="__DdeLink__3_2141490054"/>Client:<text:bookmark-end text:name="__DdeLink__3_2141490054"/></text:p>
      <text:p text:style-name="P1">1. Простой интерфейс</text:p>
      <text:p text:style-name="P1">2. Отсылка GET — запроса на сервер localhost:8095</text:p>
      <text:p text:style-name="P1">3. Отсылка POST — запроса на сервер localhost:8095</text:p>
      <text:p text:style-name="P1">4. Прием ответа на посланный запрос.</text:p>
      <text:p text:style-name="P1"/>
      <text:p text:style-name="P1">Server:</text:p>
      <text:p text:style-name="P1"><text:bookmark-start text:name="__DdeLink__5_2141490054"/>1. Прослушивание порта 8095<text:bookmark-end text:name="__DdeLink__5_2141490054"/></text:p>
      <text:p text:style-name="P1">2. Прием POST запроса полностью.</text:p>
      <text:p text:style-name="P1">3. Прием GET запроса.</text:p>
      <text:p text:style-name="P1">4. Парсинг заголовков запроса</text:p>
      <text:p text:style-name="P1">5. Сохранение запроса в формате JSON</text:p>
      <text:p text:style-name="P1">6. Генерирование ответа из файла формата JSON в зависимости от типа запроса</text:p>
      <text:p text:style-name="P1"/>
      <text:p text:style-name="P1"/>
      <text:p text:style-name="P1">Программа HTTP_Reborn</text:p>
      <text:p text:style-name="P1">Включает в себя приложения Client и Server</text:p>
      <text:p text:style-name="P1"/>
      <text:p text:style-name="P1">Client:</text:p>
      <text:p text:style-name="P2">1. Интерфейс.</text:p>
      <text:p text:style-name="P2">2. Возможность посылать запросы на другие адреса, помимо localhost:8095</text:p>
      <text:p text:style-name="P2">3. Передача GET - запроса с параметрами.</text:p>
      <text:p text:style-name="P2">4. Передача файла POST-запросом</text:p>
      <text:p text:style-name="P2">5. Получение файла в ответе сервера.</text:p>
      <text:p text:style-name="P1"/>
      <text:p text:style-name="P2">Server:<text:line-break/>1. <text:span text:style-name="T1">Прослушивание порта 8095</text:span></text:p>
      <text:p text:style-name="P2">2. Получение POST/GET запросов</text:p>
      <text:p text:style-name="P2">3. Парсинг заголовков</text:p>
      <text:p text:style-name="P2">4. Парсинг параметров запроса</text:p>
      <text:p text:style-name="P2">5. Простая регистрация и вход на сервер.</text:p>
      <text:p text:style-name="P2">6. Сохранение пользователей в отдельную директорию.</text:p>
      <text:p text:style-name="P2">7. Передача и получение файлов от клиента посредством POST запроса(а так же передача списка имеющихся файлов).</text:p>
      <text:p text:style-name="P2">8. Сохранение запросов в отдельную директорию в формате JSON.</text:p>
      <text:p text:style-name="P2">9. Создание всех нужных для работы директорий и файлов при первом запуске.</text:p>
      <text:p text:style-name="P3">10. Сервер отвечает в зависимости от получаемых от клиента команд.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6:13:49.607161630</meta:creation-date>
    <dc:date>2016-11-24T16:35:38.432101332</dc:date>
    <meta:editing-duration>PT1M28S</meta:editing-duration>
    <meta:editing-cycles>1</meta:editing-cycles>
    <meta:document-statistic meta:table-count="0" meta:image-count="0" meta:object-count="0" meta:page-count="1" meta:paragraph-count="32" meta:word-count="183" meta:character-count="1223" meta:non-whitespace-character-count="1070"/>
    <meta:generator>LibreOffice/5.1.4.2$Linux_X86_64 LibreOffice_project/10m0$Build-2</meta:generator>
  </office:meta>
</office:document-meta>
</file>